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466cm" fo:min-width="0.262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364cm" fo:min-width="0.16cm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0.403cm"/>
    </style:style>
    <style:style style:name="gr5" style:family="graphic" style:parent-style-name="standard">
      <style:graphic-properties draw:stroke="none" svg:stroke-color="#000000" draw:fill="none" draw:fill-color="#ffffff" fo:min-height="0.275cm"/>
    </style:style>
    <style:style style:name="gr6" style:family="graphic" style:parent-style-name="standard">
      <style:graphic-properties draw:stroke="none" svg:stroke-color="#000000" draw:fill="none" draw:fill-color="#ffffff" fo:min-height="0.49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Fira Sans Book1" fo:font-size="12pt" fo:font-weight="350" style:font-size-asian="18pt" style:font-size-complex="18pt"/>
    </style:style>
    <style:style style:name="P3" style:family="paragraph">
      <loext:graphic-properties draw:fill="none" draw:fill-color="#ffffff"/>
      <style:text-properties style:font-name="Fira Sans Book1" fo:font-size="12pt" fo:font-weight="350" style:font-size-asian="18pt" style:font-size-complex="18pt"/>
    </style:style>
    <style:style style:name="T1" style:family="text">
      <style:text-properties style:font-name="Fira Sans Book1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16cm" svg:x="10.485cm" svg:y="2.6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0.716cm" svg:x="9.211cm" svg:y="2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0.716cm" svg:x="7.911cm" svg:y="2.6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0.716cm" svg:x="6.611cm" svg:y="2.6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0.716cm" svg:x="5.285cm" svg:y="2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0.716cm" svg:x="4.011cm" svg:y="2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0.716cm" svg:x="2.711cm" svg:y="2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0.716cm" svg:x="1.411cm" svg:y="2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.016cm" svg:y1="1.408cm" svg:x2="2.016cm" svg:y2="2.678cm">
          <text:p/>
        </draw:line>
        <draw:line draw:style-name="gr3" draw:text-style-name="P1" draw:layer="layout" svg:x1="2.016cm" svg:y1="3.408cm" svg:x2="2.016cm" svg:y2="4.678cm">
          <text:p/>
        </draw:line>
        <draw:line draw:style-name="gr3" draw:text-style-name="P1" draw:layer="layout" svg:x1="1.516cm" svg:y1="3.408cm" svg:x2="1.516cm" svg:y2="4.678cm">
          <text:p/>
        </draw:line>
        <draw:line draw:style-name="gr3" draw:text-style-name="P1" draw:layer="layout" svg:x1="3.316cm" svg:y1="1.408cm" svg:x2="3.316cm" svg:y2="2.678cm">
          <text:p/>
        </draw:line>
        <draw:line draw:style-name="gr3" draw:text-style-name="P1" draw:layer="layout" svg:x1="3.316cm" svg:y1="3.408cm" svg:x2="3.316cm" svg:y2="4.678cm">
          <text:p/>
        </draw:line>
        <draw:line draw:style-name="gr3" draw:text-style-name="P1" draw:layer="layout" svg:x1="2.816cm" svg:y1="3.408cm" svg:x2="2.816cm" svg:y2="4.678cm">
          <text:p/>
        </draw:line>
        <draw:line draw:style-name="gr3" draw:text-style-name="P1" draw:layer="layout" svg:x1="4.616cm" svg:y1="1.408cm" svg:x2="4.616cm" svg:y2="2.678cm">
          <text:p/>
        </draw:line>
        <draw:line draw:style-name="gr3" draw:text-style-name="P1" draw:layer="layout" svg:x1="4.616cm" svg:y1="3.408cm" svg:x2="4.616cm" svg:y2="4.678cm">
          <text:p/>
        </draw:line>
        <draw:line draw:style-name="gr3" draw:text-style-name="P1" draw:layer="layout" svg:x1="4.116cm" svg:y1="3.408cm" svg:x2="4.116cm" svg:y2="4.678cm">
          <text:p/>
        </draw:line>
        <draw:line draw:style-name="gr3" draw:text-style-name="P1" draw:layer="layout" svg:x1="5.916cm" svg:y1="1.408cm" svg:x2="5.916cm" svg:y2="2.678cm">
          <text:p/>
        </draw:line>
        <draw:line draw:style-name="gr3" draw:text-style-name="P1" draw:layer="layout" svg:x1="5.916cm" svg:y1="3.408cm" svg:x2="5.916cm" svg:y2="4.678cm">
          <text:p/>
        </draw:line>
        <draw:line draw:style-name="gr3" draw:text-style-name="P1" draw:layer="layout" svg:x1="5.416cm" svg:y1="3.408cm" svg:x2="5.416cm" svg:y2="4.678cm">
          <text:p/>
        </draw:line>
        <draw:line draw:style-name="gr3" draw:text-style-name="P1" draw:layer="layout" svg:x1="7.216cm" svg:y1="1.408cm" svg:x2="7.216cm" svg:y2="2.678cm">
          <text:p/>
        </draw:line>
        <draw:line draw:style-name="gr3" draw:text-style-name="P1" draw:layer="layout" svg:x1="7.216cm" svg:y1="3.408cm" svg:x2="7.216cm" svg:y2="4.678cm">
          <text:p/>
        </draw:line>
        <draw:line draw:style-name="gr3" draw:text-style-name="P1" draw:layer="layout" svg:x1="6.716cm" svg:y1="3.408cm" svg:x2="6.716cm" svg:y2="4.678cm">
          <text:p/>
        </draw:line>
        <draw:line draw:style-name="gr3" draw:text-style-name="P1" draw:layer="layout" svg:x1="8.516cm" svg:y1="1.408cm" svg:x2="8.516cm" svg:y2="2.678cm">
          <text:p/>
        </draw:line>
        <draw:line draw:style-name="gr3" draw:text-style-name="P1" draw:layer="layout" svg:x1="8.516cm" svg:y1="3.408cm" svg:x2="8.516cm" svg:y2="4.678cm">
          <text:p/>
        </draw:line>
        <draw:line draw:style-name="gr3" draw:text-style-name="P1" draw:layer="layout" svg:x1="8.016cm" svg:y1="3.408cm" svg:x2="8.016cm" svg:y2="4.678cm">
          <text:p/>
        </draw:line>
        <draw:line draw:style-name="gr3" draw:text-style-name="P1" draw:layer="layout" svg:x1="9.816cm" svg:y1="1.408cm" svg:x2="9.816cm" svg:y2="2.678cm">
          <text:p/>
        </draw:line>
        <draw:line draw:style-name="gr3" draw:text-style-name="P1" draw:layer="layout" svg:x1="9.816cm" svg:y1="3.408cm" svg:x2="9.816cm" svg:y2="4.678cm">
          <text:p/>
        </draw:line>
        <draw:line draw:style-name="gr3" draw:text-style-name="P1" draw:layer="layout" svg:x1="9.316cm" svg:y1="3.408cm" svg:x2="9.316cm" svg:y2="4.678cm">
          <text:p/>
        </draw:line>
        <draw:line draw:style-name="gr3" draw:text-style-name="P1" draw:layer="layout" svg:x1="11.116cm" svg:y1="1.408cm" svg:x2="11.116cm" svg:y2="2.678cm">
          <text:p/>
        </draw:line>
        <draw:line draw:style-name="gr3" draw:text-style-name="P1" draw:layer="layout" svg:x1="11.116cm" svg:y1="3.408cm" svg:x2="11.116cm" svg:y2="4.678cm">
          <text:p/>
        </draw:line>
        <draw:line draw:style-name="gr3" draw:text-style-name="P1" draw:layer="layout" svg:x1="10.616cm" svg:y1="3.408cm" svg:x2="10.616cm" svg:y2="4.678cm">
          <text:p/>
        </draw:line>
        <draw:frame draw:style-name="gr4" draw:text-style-name="P3" draw:layer="layout" svg:width="0.997cm" svg:height="0.763cm" svg:x="0.792cm" svg:y="4.438cm">
          <draw:text-box>
            <text:p text:style-name="P2"><text:span text:style-name="T1">S0</text:span></text:p>
          </draw:text-box>
        </draw:frame>
        <draw:frame draw:style-name="gr5" draw:text-style-name="P3" draw:layer="layout" svg:width="1.028cm" svg:height="0.763cm" svg:x="1.423cm" svg:y="4.539cm">
          <draw:text-box>
            <text:p text:style-name="P2"><text:span text:style-name="T1">V0</text:span></text:p>
          </draw:text-box>
        </draw:frame>
        <draw:frame draw:style-name="gr4" draw:text-style-name="P3" draw:layer="layout" svg:width="0.997cm" svg:height="0.763cm" svg:x="2.093cm" svg:y="4.438cm">
          <draw:text-box>
            <text:p text:style-name="P2"><text:span text:style-name="T1">S1</text:span></text:p>
          </draw:text-box>
        </draw:frame>
        <draw:frame draw:style-name="gr5" draw:text-style-name="P3" draw:layer="layout" svg:width="1.028cm" svg:height="0.763cm" svg:x="2.724cm" svg:y="4.539cm">
          <draw:text-box>
            <text:p text:style-name="P2"><text:span text:style-name="T1">V1</text:span></text:p>
          </draw:text-box>
        </draw:frame>
        <draw:frame draw:style-name="gr4" draw:text-style-name="P3" draw:layer="layout" svg:width="0.997cm" svg:height="0.763cm" svg:x="3.394cm" svg:y="4.438cm">
          <draw:text-box>
            <text:p text:style-name="P2"><text:span text:style-name="T1">S2</text:span></text:p>
          </draw:text-box>
        </draw:frame>
        <draw:frame draw:style-name="gr5" draw:text-style-name="P3" draw:layer="layout" svg:width="1.028cm" svg:height="0.763cm" svg:x="4.025cm" svg:y="4.539cm">
          <draw:text-box>
            <text:p text:style-name="P2"><text:span text:style-name="T1">V2</text:span></text:p>
          </draw:text-box>
        </draw:frame>
        <draw:frame draw:style-name="gr4" draw:text-style-name="P3" draw:layer="layout" svg:width="0.997cm" svg:height="0.763cm" svg:x="4.695cm" svg:y="4.438cm">
          <draw:text-box>
            <text:p text:style-name="P2"><text:span text:style-name="T1">S3</text:span></text:p>
          </draw:text-box>
        </draw:frame>
        <draw:frame draw:style-name="gr5" draw:text-style-name="P3" draw:layer="layout" svg:width="1.028cm" svg:height="0.763cm" svg:x="5.326cm" svg:y="4.539cm">
          <draw:text-box>
            <text:p text:style-name="P2"><text:span text:style-name="T1">V3</text:span></text:p>
          </draw:text-box>
        </draw:frame>
        <draw:frame draw:style-name="gr4" draw:text-style-name="P3" draw:layer="layout" svg:width="0.997cm" svg:height="0.763cm" svg:x="5.996cm" svg:y="4.438cm">
          <draw:text-box>
            <text:p text:style-name="P2"><text:span text:style-name="T1">S4</text:span></text:p>
          </draw:text-box>
        </draw:frame>
        <draw:frame draw:style-name="gr5" draw:text-style-name="P3" draw:layer="layout" svg:width="1.028cm" svg:height="0.763cm" svg:x="6.627cm" svg:y="4.539cm">
          <draw:text-box>
            <text:p text:style-name="P2"><text:span text:style-name="T1">V4</text:span></text:p>
          </draw:text-box>
        </draw:frame>
        <draw:frame draw:style-name="gr4" draw:text-style-name="P3" draw:layer="layout" svg:width="0.997cm" svg:height="0.763cm" svg:x="7.297cm" svg:y="4.438cm">
          <draw:text-box>
            <text:p text:style-name="P2"><text:span text:style-name="T1">S5</text:span></text:p>
          </draw:text-box>
        </draw:frame>
        <draw:frame draw:style-name="gr5" draw:text-style-name="P3" draw:layer="layout" svg:width="1.028cm" svg:height="0.763cm" svg:x="7.928cm" svg:y="4.539cm">
          <draw:text-box>
            <text:p text:style-name="P2"><text:span text:style-name="T1">V5</text:span></text:p>
          </draw:text-box>
        </draw:frame>
        <draw:frame draw:style-name="gr4" draw:text-style-name="P3" draw:layer="layout" svg:width="0.997cm" svg:height="0.763cm" svg:x="8.598cm" svg:y="4.438cm">
          <draw:text-box>
            <text:p text:style-name="P2"><text:span text:style-name="T1">S6</text:span></text:p>
          </draw:text-box>
        </draw:frame>
        <draw:frame draw:style-name="gr5" draw:text-style-name="P3" draw:layer="layout" svg:width="1.028cm" svg:height="0.763cm" svg:x="9.229cm" svg:y="4.539cm">
          <draw:text-box>
            <text:p text:style-name="P2"><text:span text:style-name="T1">V6</text:span></text:p>
          </draw:text-box>
        </draw:frame>
        <draw:frame draw:style-name="gr4" draw:text-style-name="P3" draw:layer="layout" svg:width="0.997cm" svg:height="0.763cm" svg:x="9.899cm" svg:y="4.438cm">
          <draw:text-box>
            <text:p text:style-name="P2"><text:span text:style-name="T1">S7</text:span></text:p>
          </draw:text-box>
        </draw:frame>
        <draw:frame draw:style-name="gr5" draw:text-style-name="P3" draw:layer="layout" svg:width="1.028cm" svg:height="0.763cm" svg:x="10.53cm" svg:y="4.539cm">
          <draw:text-box>
            <text:p text:style-name="P2"><text:span text:style-name="T1">V7</text:span></text:p>
          </draw:text-box>
        </draw:frame>
        <draw:frame draw:style-name="gr6" draw:text-style-name="P3" draw:layer="layout" svg:width="1.196cm" svg:height="0.763cm" svg:x="9.329cm" svg:y="0.64cm">
          <draw:text-box>
            <text:p text:style-name="P2"><text:span text:style-name="T1">12V</text:span></text:p>
          </draw:text-box>
        </draw:frame>
        <draw:frame draw:style-name="gr6" draw:text-style-name="P3" draw:layer="layout" svg:width="1.196cm" svg:height="0.763cm" svg:x="10.529cm" svg:y="0.641cm">
          <draw:text-box>
            <text:p text:style-name="P2"><text:span text:style-name="T1">12V</text:span></text:p>
          </draw:text-box>
        </draw:frame>
        <draw:frame draw:style-name="gr6" draw:text-style-name="P3" draw:layer="layout" svg:width="1.196cm" svg:height="0.763cm" svg:x="7.929cm" svg:y="0.642cm">
          <draw:text-box>
            <text:p text:style-name="P2"><text:span text:style-name="T1">12V</text:span></text:p>
          </draw:text-box>
        </draw:frame>
        <draw:frame draw:style-name="gr6" draw:text-style-name="P3" draw:layer="layout" svg:width="1.196cm" svg:height="0.763cm" svg:x="6.729cm" svg:y="0.643cm">
          <draw:text-box>
            <text:p text:style-name="P2"><text:span text:style-name="T1">5V</text:span></text:p>
          </draw:text-box>
        </draw:frame>
        <draw:frame draw:style-name="gr6" draw:text-style-name="P3" draw:layer="layout" svg:width="1.196cm" svg:height="0.763cm" svg:x="5.429cm" svg:y="0.644cm">
          <draw:text-box>
            <text:p text:style-name="P2"><text:span text:style-name="T1">5V</text:span></text:p>
          </draw:text-box>
        </draw:frame>
        <draw:frame draw:style-name="gr6" draw:text-style-name="P3" draw:layer="layout" svg:width="1.196cm" svg:height="0.763cm" svg:x="1.529cm" svg:y="0.645cm">
          <draw:text-box>
            <text:p text:style-name="P2"><text:span text:style-name="T1">3V</text:span></text:p>
          </draw:text-box>
        </draw:frame>
        <draw:frame draw:style-name="gr6" draw:text-style-name="P3" draw:layer="layout" svg:width="1.196cm" svg:height="0.763cm" svg:x="2.829cm" svg:y="0.646cm">
          <draw:text-box>
            <text:p text:style-name="P2"><text:span text:style-name="T1">3V</text:span></text:p>
          </draw:text-box>
        </draw:frame>
        <draw:frame draw:style-name="gr6" draw:text-style-name="P3" draw:layer="layout" svg:width="1.196cm" svg:height="0.763cm" svg:x="4.129cm" svg:y="0.647cm">
          <draw:text-box>
            <text:p text:style-name="P2"><text:span text:style-name="T1">3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11:07:45.917277206</meta:creation-date>
    <dc:date>2018-01-15T20:28:52.052204023</dc:date>
    <meta:editing-duration>PT32M53S</meta:editing-duration>
    <meta:editing-cycles>6</meta:editing-cycles>
    <meta:generator>LibreOffice/5.1.6.2$Linux_X86_64 LibreOffice_project/10m0$Build-2</meta:generator>
    <meta:document-statistic meta:object-count="56"/>
  </office:meta>
</office:document-meta>
</file>